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P2" style:family="paragraph">
      <style:text-properties fo:font-size="14pt" fo:language="pt" fo:country="BR"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fo:language="pt" fo:country="BR"/>
    </style:style>
    <style:style style:name="P4" style:family="paragraph" style:parent-style-name="Standard" style:list-style-name="">
      <style:text-properties fo:language="pt" fo:country="BR"/>
    </style:style>
    <style:style style:name="P5" style:family="paragraph">
      <style:text-properties fo:font-size="14pt" fo:language="pt" fo:country="BR"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language="zxx" fo:country="none" style:language-asian="zxx" style:country-asian="none" style:language-complex="zxx" style:country-complex="none"/>
    </style:style>
    <style:style style:name="T3" style:family="text">
      <style:text-properties style:language-asian="zxx" style:country-asian="none" style:language-complex="zxx" style:country-complex="none"/>
    </style:style>
    <style:style style:name="T4" style:family="text">
      <style:text-properties officeooo:rsid="000c0879" style:language-asian="zxx" style:country-asian="none" style:language-complex="zxx" style:country-complex="none"/>
    </style:style>
    <style:style style:name="T5" style:family="text">
      <style:text-properties fo:language="pt" fo:country="BR"/>
    </style:style>
    <style:style style:name="T6" style:family="text">
      <style:text-properties fo:font-weight="normal" style:font-weight-asian="normal" style:font-weight-complex="normal"/>
    </style:style>
    <style:style style:name="T7" style:family="text">
      <style:text-properties fo:font-size="14pt" fo:font-weight="normal" style:font-size-asian="14pt" style:font-weight-asian="normal" style:font-size-complex="14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quisitos são definidos durante os estágios iniciais do desenvolvimento de sistemas como uma especificação de o que deve ser construído. Eles são as descrições do comportamento do sistema, informações do domínio da aplicação, regras da operação do sistema ou especificações de uma propriedade ou atributo de um sistema, em última instância, os programas são os requisitos redigidos em um idioma para leitura por máquinas (a linguagem de programação). </text:p>
      <text:p text:style-name="P3"/>
      <text:p text:style-name="P3">(UML) Unified Modelling Language é uma LINGUAGEM! ou notação de diagramas para especificar, visualizar e documentar modelos de 'software' orientados por objeto <text:s/></text:p>
      <text:p text:style-name="P3"/>
      <text:p text:style-name="P3">Caso de uso: Representa as diferentes funcionalidades que o sistema disponibiliza aos usuários.</text:p>
      <text:p text:style-name="P3"/>
      <text:p text:style-name="P3">Diagrama de casos de uso é um diagrama da UML cujo objetivo é representar um requisito do sistema que será automatizado, auxiliar a comunicação entre os analistas e o cliente. Descreve um cenário que mostra as funcionalidades do sistema do ponto de vista do usuário.</text:p>
      <text:p text:style-name="P3"/>
      <text:p text:style-name="P3">Atores: Diferentes usuários que operam o sistema. Sistemas externos que interagem com o sistema</text:p>
      <text:p text:style-name="P3"/>
      <text:p text:style-name="P3">-Include: seria a relação de um caso de uso que para ter sua funcionalidade executada precisa chamar outro caso de uso.</text:p>
      <text:p text:style-name="P1"><text:span text:style-name="T3">-Extend: </text:span>diferentes sequências de interações podem ser inseridas em um mesmo caso de uso </text:p>
      <text:p text:style-name="P3"/>
      <text:p text:style-name="P3">Use Case: É uma tarefa ou uma funcionalidade realizada pelo ator (usuário) </text:p>
      <text:h text:style-name="P4" text:outline-level="2"/>
      <text:p text:style-name="P3">Diagrama de Classe  Largamente utilizado  Descreve os diferentes tipos de objeto e os relacionamentos entre eles  É a evolução do Diagrama Entidade-Relacionamento.</text:p>
      <text:p text:style-name="P3"/>
      <text:p text:style-name="Standard"><text:span text:style-name="T5">Atributos — armazenam os “dados” dos objetos </text:span></text:p>
      <text:h text:outline-level="2"><text:span text:style-name="T3">Diagrama de </text:span><text:span text:style-name="T4">Sequência</text:span><text:span text:style-name="T3">: Descreve as interações entre as classes através das trocas de mensagens. </text:span>Preocupa-se com a ordem temporal em que as mensagens são trocadas </text:h>
      <text: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1T16:46:44.265000000</dc:date>
    <meta:editing-duration>PT51M55S</meta:editing-duration>
    <meta:editing-cycles>7</meta:editing-cycles>
    <meta:document-statistic meta:table-count="0" meta:image-count="0" meta:object-count="0" meta:page-count="1" meta:paragraph-count="11" meta:word-count="265" meta:character-count="1725" meta:non-whitespace-character-count="1463"/>
  </office:meta>
</office:document-meta>
</file>